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635" officeooo:paragraph-rsid="00197635"/>
    </style:style>
    <style:style style:name="P2" style:family="paragraph" style:parent-style-name="Standard">
      <style:text-properties officeooo:rsid="0019c16a" officeooo:paragraph-rsid="0019c16a"/>
    </style:style>
    <style:style style:name="P3" style:family="paragraph" style:parent-style-name="Standard">
      <style:text-properties officeooo:rsid="001a82d5" officeooo:paragraph-rsid="001a82d5"/>
    </style:style>
    <style:style style:name="P4" style:family="paragraph" style:parent-style-name="Standard">
      <style:text-properties officeooo:rsid="001ef7d9" officeooo:paragraph-rsid="001ef7d9"/>
    </style:style>
    <style:style style:name="P5" style:family="paragraph" style:parent-style-name="Standard">
      <style:text-properties officeooo:rsid="00202935" officeooo:paragraph-rsid="00202935"/>
    </style:style>
    <style:style style:name="P6" style:family="paragraph" style:parent-style-name="Standard">
      <style:text-properties officeooo:rsid="00202935" officeooo:paragraph-rsid="00202935"/>
    </style:style>
    <style:style style:name="P7" style:family="paragraph" style:parent-style-name="Standard">
      <style:text-properties officeooo:rsid="00230d7f" officeooo:paragraph-rsid="00230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</text:p>
      <text:p text:style-name="P1">cd Dokumenty</text:p>
      <text:p text:style-name="P1">cd dev</text:p>
      <text:p text:style-name="P1">npx <text:a xlink:type="simple" xlink:href="mailto:create-next-app@latest" text:style-name="Internet_20_link" text:visited-style-name="Visited_20_Internet_20_Link">create-next-app@latest</text:a></text:p>
      <text:p text:style-name="P1">npm install @mui/material @emotion/react @emotion/styled</text:p>
      <text:p text:style-name="P1">npm install @fontsource/roboto</text:p>
      <text:p text:style-name="P2">npm run dev</text:p>
      <text:p text:style-name="P2"/>
      <text:p text:style-name="P3">npm= no package manager</text:p>
      <text:p text:style-name="P3"/>
      <text:p text:style-name="P3"/>
      <text:p text:style-name="P3"/>
      <text:p text:style-name="P3"/>
      <text:p text:style-name="P4">page.tsx = kód stránky</text:p>
      <text:p text:style-name="P4">layout.tsx = layout stránky</text:p>
      <text:p text:style-name="P5">not-found.tsx = stranka ktorá sa ukáže keď zadaná route neexistuje</text:p>
      <text:p text:style-name="P4">run build compiluje</text:p>
      <text:p text:style-name="P4">run dev púšťa app v developer mode</text:p>
      <text:p text:style-name="P4">run start naštartuje compilovanú verziu</text:p>
      <text:p text:style-name="P5">Container pridáva responzivitu</text:p>
      <text:p text:style-name="P5"/>
      <text:p text:style-name="P5"/>
      <text:p text:style-name="P5"/>
      <text:p text:style-name="P5">git init</text:p>
      <text:p text:style-name="P5">git branch -m main</text:p>
      <text:p text:style-name="P5">git config --global user.name "HyperD42"</text:p>
      <text:p text:style-name="P5">git config --global user.email "<text:a xlink:type="simple" xlink:href="mailto:hyperdado42@gmail.com" text:style-name="Internet_20_link" text:visited-style-name="Visited_20_Internet_20_Link">hyperdado42@gmail.com</text:a>"</text:p>
      <text:p text:style-name="P5">git remote add origin <text:a xlink:type="simple" xlink:href="https://github.com/HyperD42/snap-zoska.git" text:style-name="Internet_20_link" text:visited-style-name="Visited_20_Internet_20_Link">https://github.com/HyperD42/snap-zoska.git</text:a></text:p>
      <text:p text:style-name="P5">git remote -v</text:p>
      <text:p text:style-name="P5">git add .</text:p>
      <text:p text:style-name="P5"/>
      <text:p text:style-name="P7">Commit posiela pomocou gitu cód do githubu</text:p>
      <text:p text:style-name="P7">vercel berie cód s githubu a dáva mu domén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7:36.078904889</meta:creation-date>
    <meta:generator>LibreOffice/24.2.5.2$Linux_X86_64 LibreOffice_project/420$Build-2</meta:generator>
    <dc:date>2024-09-26T09:27:54.226225352</dc:date>
    <meta:editing-duration>PT1H24M3S</meta:editing-duration>
    <meta:editing-cycles>5</meta:editing-cycles>
    <meta:document-statistic meta:table-count="0" meta:image-count="0" meta:object-count="0" meta:page-count="1" meta:paragraph-count="24" meta:word-count="103" meta:character-count="694" meta:non-whitespace-character-count="617"/>
  </office:meta>
</office:document-meta>
</file>